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mic Sans MS" svg:font-family="Comic Sans MS" style:font-family-generic="script" style:font-pitch="variable" svg:panose-1="3 15 7 2 3 3 2 2 2 4"/>
    <style:font-face style:name="Arial" svg:font-family="Arial" style:font-family-generic="swiss" style:font-pitch="variable" svg:panose-1="2 11 6 4 2 2 2 2 2 4"/>
    <style:font-face style:name="inherit" svg:font-family="inherit" style:font-family-generic="roman"/>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oc-item" style:master-page-name="MP0" style:family="paragraph">
      <style:paragraph-properties fo:break-before="page" fo:margin-top="0in" fo:margin-bottom="0in" fo:background-color="#FFFFFF"/>
    </style:style>
    <style:style style:name="T2" style:parent-style-name="Lienhypertexte" style:family="text">
      <style:text-properties style:font-name="Segoe UI" style:font-name-complex="Segoe UI" style:use-window-font-color="true"/>
    </style:style>
    <style:style style:name="P3" style:parent-style-name="toc-item" style:family="paragraph">
      <style:paragraph-properties fo:margin-top="0in" fo:margin-bottom="0in" fo:background-color="#FFFFFF"/>
    </style:style>
    <style:style style:name="T4" style:parent-style-name="Lienhypertexte" style:family="text">
      <style:text-properties style:font-name="Segoe UI" style:font-name-complex="Segoe UI" style:use-window-font-color="true"/>
    </style:style>
    <style:style style:name="P5" style:parent-style-name="toc-item" style:family="paragraph">
      <style:paragraph-properties fo:margin-top="0in" fo:margin-bottom="0in" fo:background-color="#FFFFFF"/>
    </style:style>
    <style:style style:name="T6" style:parent-style-name="Lienhypertexte" style:family="text">
      <style:text-properties style:font-name="Segoe UI" style:font-name-complex="Segoe UI" style:use-window-font-color="true"/>
    </style:style>
    <style:style style:name="P7" style:parent-style-name="toc-item" style:family="paragraph">
      <style:paragraph-properties fo:margin-top="0in" fo:margin-bottom="0in" fo:background-color="#FFFFFF"/>
    </style:style>
    <style:style style:name="T8" style:parent-style-name="Lienhypertexte" style:family="text">
      <style:text-properties style:font-name="Segoe UI" style:font-name-complex="Segoe UI" style:use-window-font-color="true"/>
    </style:style>
    <style:style style:name="P9" style:parent-style-name="toc-item" style:family="paragraph">
      <style:paragraph-properties fo:margin-top="0in" fo:margin-bottom="0in" fo:background-color="#FFFFFF"/>
    </style:style>
    <style:style style:name="T10" style:parent-style-name="Lienhypertexte" style:family="text">
      <style:text-properties style:font-name="Segoe UI" style:font-name-complex="Segoe UI" style:use-window-font-color="true"/>
    </style:style>
    <style:style style:name="P11" style:parent-style-name="toc-item" style:family="paragraph">
      <style:paragraph-properties fo:margin-top="0in" fo:margin-bottom="0in" fo:background-color="#FFFFFF"/>
    </style:style>
    <style:style style:name="T12" style:parent-style-name="Lienhypertexte" style:family="text">
      <style:text-properties style:font-name="Segoe UI" style:font-name-complex="Segoe UI" style:use-window-font-color="true"/>
    </style:style>
    <style:style style:name="P13" style:parent-style-name="toc-item" style:family="paragraph">
      <style:paragraph-properties fo:margin-top="0in" fo:margin-bottom="0in" fo:background-color="#FFFFFF"/>
    </style:style>
    <style:style style:name="T14" style:parent-style-name="Lienhypertexte" style:family="text">
      <style:text-properties style:font-name="Segoe UI" style:font-name-complex="Segoe UI" style:use-window-font-color="true"/>
    </style:style>
    <style:style style:name="P15" style:parent-style-name="toc-item" style:family="paragraph">
      <style:paragraph-properties fo:margin-top="0in" fo:margin-bottom="0in" fo:background-color="#FFFFFF"/>
    </style:style>
    <style:style style:name="T16" style:parent-style-name="Lienhypertexte" style:family="text">
      <style:text-properties style:font-name="Segoe UI" style:font-name-complex="Segoe UI" style:use-window-font-color="true" fo:background-color="#FF0000" style:text-underline-type="none"/>
    </style:style>
    <style:style style:name="T17" style:parent-style-name="Policepardéfaut" style:family="text">
      <style:text-properties style:font-name="Segoe UI" style:font-name-complex="Segoe UI" fo:background-color="#FF0000"/>
    </style:style>
    <style:style style:name="P18" style:parent-style-name="Titre1" style:family="paragraph">
      <style:paragraph-properties fo:text-align="center" fo:margin-top="0in" fo:margin-bottom="0in" fo:background-color="#FFFFFF"/>
      <style:text-properties style:font-name="Comic Sans MS" style:font-name-complex="Segoe UI" fo:font-weight="normal" style:font-weight-asian="normal" style:font-weight-complex="normal" fo:font-size="22pt" style:font-size-asian="22pt" style:font-size-complex="22pt"/>
    </style:style>
    <style:style style:name="P19" style:parent-style-name="Normal" style:family="paragraph">
      <style:paragraph-properties fo:background-color="#FFFFFF"/>
    </style:style>
    <style:style style:name="T20" style:parent-style-name="Policepardéfaut" style:family="text">
      <style:text-properties style:font-name="Segoe UI" style:font-name-complex="Segoe UI" fo:font-size="12pt" style:font-size-asian="12pt" style:font-size-complex="12pt"/>
    </style:style>
    <style:style style:name="T21" style:parent-style-name="Lienhypertexte" style:family="text">
      <style:text-properties style:font-name="Segoe UI" style:font-name-complex="Segoe UI" style:use-window-font-color="true" fo:font-size="12pt" style:font-size-asian="12pt" style:font-size-complex="12pt"/>
    </style:style>
    <style:style style:name="T22" style:parent-style-name="Policepardéfaut" style:family="text">
      <style:text-properties style:font-name="Segoe UI" style:font-name-complex="Segoe UI" fo:font-size="12pt" style:font-size-asian="12pt" style:font-size-complex="12pt"/>
    </style:style>
    <style:style style:name="P23" style:parent-style-name="Titre2" style:family="paragraph">
      <style:paragraph-properties fo:text-align="center" fo:background-color="#04043D"/>
      <style:text-properties style:font-name="Arial" style:font-name-complex="Arial" fo:font-weight="normal" style:font-weight-asian="normal" style:font-weight-complex="normal" fo:font-size="16pt" style:font-size-asian="16pt" style:font-size-complex="16pt"/>
    </style:style>
    <style:style style:name="P24" style:parent-style-name="Normal" style:family="paragraph">
      <style:paragraph-properties fo:background-color="#FFFFFF"/>
      <style:text-properties style:font-name="Segoe UI" style:font-name-complex="Segoe UI" fo:font-size="12pt" style:font-size-asian="12pt" style:font-size-complex="12pt"/>
    </style:style>
    <style:style style:name="P25" style:parent-style-name="Titre3" style:family="paragraph">
      <style:paragraph-properties fo:background-color="#FFFFFF"/>
      <style:text-properties style:font-name="inherit" style:font-name-complex="Segoe UI" fo:font-weight="normal" style:font-weight-asian="normal" style:font-weight-complex="normal" fo:font-size="12.5pt" style:font-size-asian="12.5pt" style:font-size-complex="11pt"/>
    </style:style>
    <style:style style:name="P26" style:parent-style-name="Normal" style:family="paragraph">
      <style:paragraph-properties fo:background-color="#FFFFFF"/>
      <style:text-properties style:font-name="Segoe UI" style:font-name-complex="Segoe UI" fo:font-size="12pt" style:font-size-asian="12pt" style:font-size-complex="12pt"/>
    </style:style>
    <style:style style:name="P27" style:parent-style-name="Normal" style:family="paragraph">
      <style:paragraph-properties fo:background-color="#FFFFFF"/>
      <style:text-properties style:font-name="Segoe UI" style:font-name-complex="Segoe UI" fo:font-size="12pt" style:font-size-asian="12pt" style:font-size-complex="12pt"/>
    </style:style>
    <style:style style:name="P28" style:parent-style-name="Titre2" style:family="paragraph">
      <style:paragraph-properties fo:text-align="center" fo:background-color="#04043D"/>
      <style:text-properties style:font-name="Arial" style:font-name-complex="Arial" fo:font-weight="normal" style:font-weight-asian="normal" style:font-weight-complex="normal" fo:font-size="16pt" style:font-size-asian="16pt" style:font-size-complex="16pt"/>
    </style:style>
    <style:style style:name="P29" style:parent-style-name="Titre3" style:family="paragraph">
      <style:paragraph-properties fo:background-color="#FFFFFF"/>
      <style:text-properties style:font-name="inherit" style:font-name-complex="Segoe UI" fo:font-weight="normal" style:font-weight-asian="normal" style:font-weight-complex="normal" fo:font-size="12.5pt" style:font-size-asian="12.5pt" style:font-size-complex="11pt"/>
    </style:style>
    <style:style style:name="P30" style:parent-style-name="Titre4" style:family="paragraph">
      <style:paragraph-properties fo:background-color="#FFFFFF"/>
      <style:text-properties style:font-name="inherit" style:font-name-complex="Segoe UI" fo:font-weight="normal" style:font-weight-asian="normal" style:font-weight-complex="normal" fo:font-size="11pt" style:font-size-asian="11pt" style:font-size-complex="11pt"/>
    </style:style>
    <style:style style:name="P31" style:parent-style-name="Normal" style:family="paragraph">
      <style:paragraph-properties fo:background-color="#FFFFFF"/>
      <style:text-properties style:font-name="Segoe UI" style:font-name-complex="Segoe UI" fo:font-size="12pt" style:font-size-asian="12pt" style:font-size-complex="12pt"/>
    </style:style>
    <style:style style:name="P32" style:parent-style-name="Normal" style:family="paragraph">
      <style:paragraph-properties style:vertical-align="auto" fo:margin-bottom="0in" fo:line-height="100%" fo:background-color="#FFFFFF"/>
      <style:text-properties style:font-name="Segoe UI" style:font-name-complex="Segoe UI" fo:font-size="12pt" style:font-size-asian="12pt" style:font-size-complex="12pt" fo:hyphenate="true"/>
    </style:style>
    <style:style style:name="P33" style:parent-style-name="Normal" style:family="paragraph">
      <style:paragraph-properties style:vertical-align="auto" fo:margin-bottom="0in" fo:line-height="100%" fo:background-color="#FFFFFF"/>
      <style:text-properties style:font-name="Segoe UI" style:font-name-complex="Segoe UI" fo:font-size="12pt" style:font-size-asian="12pt" style:font-size-complex="12pt" fo:hyphenate="true"/>
    </style:style>
    <style:style style:name="P34" style:parent-style-name="Normal" style:family="paragraph">
      <style:paragraph-properties style:vertical-align="auto" fo:margin-bottom="0in" fo:line-height="100%" fo:background-color="#FFFFFF"/>
      <style:text-properties style:font-name="Segoe UI" style:font-name-complex="Segoe UI" fo:font-size="12pt" style:font-size-asian="12pt" style:font-size-complex="12pt" fo:hyphenate="true"/>
    </style:style>
    <style:style style:name="P35" style:parent-style-name="Titre4" style:family="paragraph">
      <style:paragraph-properties fo:background-color="#FFFFFF"/>
      <style:text-properties style:font-name="inherit" style:font-name-complex="Segoe UI" fo:font-weight="normal" style:font-weight-asian="normal" style:font-weight-complex="normal" fo:font-size="11pt" style:font-size-asian="11pt" style:font-size-complex="11pt"/>
    </style:style>
    <style:style style:name="P36" style:parent-style-name="Normal" style:family="paragraph">
      <style:paragraph-properties fo:background-color="#FFFFFF"/>
      <style:text-properties style:font-name="Segoe UI" style:font-name-complex="Segoe UI" fo:font-size="12pt" style:font-size-asian="12pt" style:font-size-complex="12pt"/>
    </style:style>
    <style:style style:name="P37" style:parent-style-name="Normal" style:family="paragraph">
      <style:paragraph-properties fo:background-color="#FFFFFF"/>
    </style:style>
    <style:style style:name="T38" style:parent-style-name="Policepardéfaut" style:family="text">
      <style:text-properties style:font-name="Segoe UI" style:font-name-complex="Segoe UI" fo:font-size="12pt" style:font-size-asian="12pt" style:font-size-complex="12pt"/>
    </style:style>
    <style:style style:name="T39" style:parent-style-name="Lienhypertexte" style:family="text">
      <style:text-properties style:font-name="Segoe UI" style:font-name-complex="Segoe UI" style:use-window-font-color="true" fo:font-size="12pt" style:font-size-asian="12pt" style:font-size-complex="12pt"/>
    </style:style>
    <style:style style:name="P40" style:parent-style-name="Normal" style:family="paragraph">
      <style:paragraph-properties fo:background-color="#FFFFFF"/>
      <style:text-properties style:font-name="Segoe UI" style:font-name-complex="Segoe UI" fo:font-size="12pt" style:font-size-asian="12pt" style:font-size-complex="12pt"/>
    </style:style>
    <style:style style:name="P41" style:parent-style-name="Normal" style:family="paragraph">
      <style:paragraph-properties fo:background-color="#FFFFFF"/>
      <style:text-properties style:font-name="Segoe UI" style:font-name-complex="Segoe UI" fo:font-size="12pt" style:font-size-asian="12pt" style:font-size-complex="12pt"/>
    </style:style>
    <style:style style:name="P42" style:parent-style-name="Titre2" style:family="paragraph">
      <style:paragraph-properties fo:text-align="center" fo:background-color="#04043D"/>
      <style:text-properties style:font-name="Arial" style:font-name-complex="Arial" fo:font-weight="normal" style:font-weight-asian="normal" style:font-weight-complex="normal" fo:font-size="16pt" style:font-size-asian="16pt" style:font-size-complex="16pt"/>
    </style:style>
    <style:style style:name="P43" style:parent-style-name="Normal" style:family="paragraph">
      <style:paragraph-properties fo:background-color="#FFFFFF"/>
      <style:text-properties style:font-name="Segoe UI" style:font-name-complex="Segoe UI" fo:font-size="12pt" style:font-size-asian="12pt" style:font-size-complex="12pt"/>
    </style:style>
    <style:style style:name="P44" style:parent-style-name="Titre3" style:family="paragraph">
      <style:paragraph-properties fo:background-color="#FFFFFF"/>
      <style:text-properties style:font-name="inherit" style:font-name-complex="Segoe UI" fo:font-weight="normal" style:font-weight-asian="normal" style:font-weight-complex="normal" fo:font-size="12.5pt" style:font-size-asian="12.5pt" style:font-size-complex="11pt"/>
    </style:style>
    <style:style style:name="P45" style:parent-style-name="Normal" style:family="paragraph">
      <style:paragraph-properties fo:background-color="#FFFFFF"/>
    </style:style>
    <style:style style:name="T46" style:parent-style-name="Policepardéfaut" style:family="text">
      <style:text-properties style:font-name="Segoe UI" style:font-name-complex="Segoe UI" fo:font-size="12pt" style:font-size-asian="12pt" style:font-size-complex="12pt"/>
    </style:style>
    <style:style style:name="T47" style:parent-style-name="Policepardéfaut" style:family="text">
      <style:text-properties style:font-name="Segoe UI" style:font-name-complex="Segoe UI" fo:font-size="12pt" style:font-size-asian="12pt" style:font-size-complex="12pt"/>
    </style:style>
    <style:style style:name="T48" style:parent-style-name="Lienhypertexte" style:family="text">
      <style:text-properties style:font-name="Segoe UI" style:font-name-complex="Segoe UI" style:use-window-font-color="true" fo:font-size="12pt" style:font-size-asian="12pt" style:font-size-complex="12pt"/>
    </style:style>
    <style:style style:name="P49" style:parent-style-name="Normal" style:family="paragraph">
      <style:paragraph-properties fo:background-color="#FFFFFF"/>
    </style:style>
    <style:style style:name="T50" style:parent-style-name="Policepardéfaut" style:family="text">
      <style:text-properties style:font-name="Segoe UI" style:font-name-complex="Segoe UI" fo:font-size="12pt" style:font-size-asian="12pt" style:font-size-complex="12pt"/>
    </style:style>
    <style:style style:name="T51" style:parent-style-name="Lienhypertexte" style:family="text">
      <style:text-properties style:font-name="Segoe UI" style:font-name-complex="Segoe UI" style:use-window-font-color="true" fo:font-size="12pt" style:font-size-asian="12pt" style:font-size-complex="12pt"/>
    </style:style>
    <style:style style:name="T52" style:parent-style-name="Policepardéfaut" style:family="text">
      <style:text-properties style:font-name="Segoe UI" style:font-name-complex="Segoe UI" fo:font-size="12pt" style:font-size-asian="12pt" style:font-size-complex="12pt"/>
    </style:style>
    <style:style style:name="T53" style:parent-style-name="Policepardéfaut" style:family="text">
      <style:text-properties style:font-name="Segoe UI" style:font-name-complex="Segoe UI" fo:font-size="12pt" style:font-size-asian="12pt" style:font-size-complex="12pt"/>
    </style:style>
    <style:style style:name="T54" style:parent-style-name="Policepardéfaut" style:family="text">
      <style:text-properties style:font-name="Segoe UI" style:font-name-complex="Segoe UI" fo:font-size="12pt" style:font-size-asian="12pt" style:font-size-complex="12pt"/>
    </style:style>
    <style:style style:name="T55" style:parent-style-name="Lienhypertexte" style:family="text">
      <style:text-properties style:font-name="Segoe UI" style:font-name-complex="Segoe UI" style:use-window-font-color="true" fo:font-size="12pt" style:font-size-asian="12pt" style:font-size-complex="12pt"/>
    </style:style>
    <style:style style:name="T56" style:parent-style-name="Policepardéfaut" style:family="text">
      <style:text-properties style:font-name="Segoe UI" style:font-name-complex="Segoe UI" fo:font-size="12pt" style:font-size-asian="12pt" style:font-size-complex="12pt"/>
    </style:style>
    <style:style style:name="T57" style:parent-style-name="Lienhypertexte" style:family="text">
      <style:text-properties style:font-name="Segoe UI" style:font-name-complex="Segoe UI" style:use-window-font-color="true" fo:font-size="12pt" style:font-size-asian="12pt" style:font-size-complex="12pt"/>
    </style:style>
    <style:style style:name="T58" style:parent-style-name="Policepardéfaut" style:family="text">
      <style:text-properties style:font-name="Segoe UI" style:font-name-complex="Segoe UI" fo:font-size="12pt" style:font-size-asian="12pt" style:font-size-complex="12pt"/>
    </style:style>
    <style:style style:name="T59" style:parent-style-name="Lienhypertexte" style:family="text">
      <style:text-properties style:font-name="Segoe UI" style:font-name-complex="Segoe UI" style:use-window-font-color="true" fo:font-size="12pt" style:font-size-asian="12pt" style:font-size-complex="12pt"/>
    </style:style>
    <style:style style:name="T60" style:parent-style-name="Policepardéfaut" style:family="text">
      <style:text-properties style:font-name="Segoe UI" style:font-name-complex="Segoe UI" fo:font-size="12pt" style:font-size-asian="12pt" style:font-size-complex="12pt"/>
    </style:style>
    <style:style style:name="T61" style:parent-style-name="Lienhypertexte" style:family="text">
      <style:text-properties style:font-name="Segoe UI" style:font-name-complex="Segoe UI" style:use-window-font-color="true" fo:font-size="12pt" style:font-size-asian="12pt" style:font-size-complex="12pt"/>
    </style:style>
    <style:style style:name="T62" style:parent-style-name="Policepardéfaut" style:family="text">
      <style:text-properties style:font-name="Segoe UI" style:font-name-complex="Segoe UI" fo:font-size="12pt" style:font-size-asian="12pt" style:font-size-complex="12pt"/>
    </style:style>
    <style:style style:name="T63" style:parent-style-name="Lienhypertexte" style:family="text">
      <style:text-properties style:font-name="Segoe UI" style:font-name-complex="Segoe UI" style:use-window-font-color="true" fo:font-size="12pt" style:font-size-asian="12pt" style:font-size-complex="12pt"/>
    </style:style>
    <style:style style:name="T64" style:parent-style-name="Policepardéfaut" style:family="text">
      <style:text-properties style:font-name="Segoe UI" style:font-name-complex="Segoe UI" fo:font-size="12pt" style:font-size-asian="12pt" style:font-size-complex="12pt"/>
    </style:style>
    <style:style style:name="T65" style:parent-style-name="Lienhypertexte" style:family="text">
      <style:text-properties style:font-name="Segoe UI" style:font-name-complex="Segoe UI" style:use-window-font-color="true" fo:font-size="12pt" style:font-size-asian="12pt" style:font-size-complex="12pt"/>
    </style:style>
    <style:style style:name="T66" style:parent-style-name="Policepardéfaut" style:family="text">
      <style:text-properties style:font-name="Segoe UI" style:font-name-complex="Segoe UI" fo:font-size="12pt" style:font-size-asian="12pt" style:font-size-complex="12pt"/>
    </style:style>
    <style:style style:name="T67" style:parent-style-name="Lienhypertexte" style:family="text">
      <style:text-properties style:font-name="Segoe UI" style:font-name-complex="Segoe UI" style:use-window-font-color="true" fo:font-size="12pt" style:font-size-asian="12pt" style:font-size-complex="12pt"/>
    </style:style>
    <style:style style:name="T68" style:parent-style-name="Policepardéfaut" style:family="text">
      <style:text-properties style:font-name="Segoe UI" style:font-name-complex="Segoe UI" fo:font-size="12pt" style:font-size-asian="12pt" style:font-size-complex="12pt"/>
    </style:style>
    <style:style style:name="P69" style:parent-style-name="Normal" style:family="paragraph">
      <style:paragraph-properties style:vertical-align="auto" fo:margin-bottom="0in" fo:line-height="100%" fo:background-color="#FFFFFF"/>
      <style:text-properties style:font-name="Segoe UI" style:font-name-complex="Segoe UI" fo:font-size="12pt" style:font-size-asian="12pt" style:font-size-complex="12pt" fo:hyphenate="true"/>
    </style:style>
    <style:style style:name="P70" style:parent-style-name="Normal" style:family="paragraph">
      <style:paragraph-properties fo:margin-left="0.5in" fo:background-color="#FFFFFF">
        <style:tab-stops/>
      </style:paragraph-properties>
      <style:text-properties style:font-name="Segoe UI" style:font-name-complex="Segoe UI" fo:font-size="12pt" style:font-size-asian="12pt" style:font-size-complex="12pt"/>
    </style:style>
    <style:style style:name="P71" style:parent-style-name="Normal" style:family="paragraph">
      <style:paragraph-properties fo:background-color="#FFFFFF"/>
      <style:text-properties style:font-name="Segoe UI" style:font-name-complex="Segoe UI" fo:font-size="12pt" style:font-size-asian="12pt" style:font-size-complex="12pt"/>
    </style:style>
    <style:style style:name="P72" style:parent-style-name="Titre3" style:family="paragraph">
      <style:paragraph-properties fo:background-color="#FFFFFF"/>
      <style:text-properties style:font-name="inherit" style:font-name-complex="Segoe UI" fo:font-weight="normal" style:font-weight-asian="normal" style:font-weight-complex="normal" fo:font-size="12.5pt" style:font-size-asian="12.5pt" style:font-size-complex="11pt"/>
    </style:style>
    <style:style style:name="P73" style:parent-style-name="Normal" style:family="paragraph">
      <style:paragraph-properties fo:background-color="#FFFFFF"/>
      <style:text-properties style:font-name="Segoe UI" style:font-name-complex="Segoe UI" fo:font-size="12pt" style:font-size-asian="12pt" style:font-size-complex="12pt"/>
    </style:style>
    <style:style style:name="P74" style:parent-style-name="Normal" style:family="paragraph">
      <style:paragraph-properties fo:background-color="#FFFFFF"/>
      <style:text-properties style:font-name="Segoe UI" style:font-name-complex="Segoe UI" fo:font-size="12pt" style:font-size-asian="12pt" style:font-size-complex="12pt"/>
    </style:style>
    <style:style style:name="P75" style:parent-style-name="Normal" style:family="paragraph">
      <style:paragraph-properties fo:background-color="#FFFFFF"/>
      <style:text-properties style:font-name="Segoe UI" style:font-name-complex="Segoe UI" fo:font-size="12pt" style:font-size-asian="12pt" style:font-size-complex="12pt"/>
    </style:style>
    <style:style style:name="P76" style:parent-style-name="Normal" style:family="paragraph">
      <style:paragraph-properties fo:background-color="#FFFFFF"/>
      <style:text-properties style:font-name="Segoe UI" style:font-name-complex="Segoe UI" fo:font-size="12pt" style:font-size-asian="12pt" style:font-size-complex="12pt"/>
    </style:style>
    <style:style style:name="P77" style:parent-style-name="Normal" style:family="paragraph">
      <style:paragraph-properties fo:background-color="#FFFFFF"/>
      <style:text-properties style:font-name="Segoe UI" style:font-name-complex="Segoe UI" fo:font-size="12pt" style:font-size-asian="12pt" style:font-size-complex="12pt"/>
    </style:style>
    <style:style style:name="P78" style:parent-style-name="Normal" style:family="paragraph">
      <style:paragraph-properties fo:background-color="#FFFFFF"/>
      <style:text-properties style:font-name="Segoe UI" style:font-name-complex="Segoe UI" fo:font-size="12pt" style:font-size-asian="12pt" style:font-size-complex="12pt"/>
    </style:style>
    <style:style style:name="P79" style:parent-style-name="Normal" style:family="paragraph">
      <style:paragraph-properties fo:background-color="#FFFFFF"/>
      <style:text-properties style:font-name="Segoe UI" style:font-name-complex="Segoe UI" fo:font-size="12pt" style:font-size-asian="12pt" style:font-size-complex="12pt"/>
    </style:style>
    <style:style style:name="P80" style:parent-style-name="Titre4" style:family="paragraph">
      <style:paragraph-properties fo:background-color="#FFFFFF"/>
      <style:text-properties style:font-name="inherit" style:font-name-complex="Segoe UI" fo:font-weight="normal" style:font-weight-asian="normal" style:font-weight-complex="normal" fo:font-size="11pt" style:font-size-asian="11pt" style:font-size-complex="11pt"/>
    </style:style>
    <style:style style:name="P81" style:parent-style-name="Titre3" style:family="paragraph">
      <style:paragraph-properties fo:background-color="#FFFFFF"/>
      <style:text-properties style:font-name="inherit" style:font-name-complex="Segoe UI" fo:font-weight="normal" style:font-weight-asian="normal" style:font-weight-complex="normal" fo:font-size="12.5pt" style:font-size-asian="12.5pt" style:font-size-complex="11pt"/>
    </style:style>
    <style:style style:name="P82" style:parent-style-name="Normal" style:family="paragraph">
      <style:paragraph-properties fo:background-color="#FFFFFF"/>
      <style:text-properties style:font-name="Segoe UI" style:font-name-complex="Segoe UI" fo:font-size="12pt" style:font-size-asian="12pt" style:font-size-complex="12pt"/>
    </style:style>
    <style:style style:name="P83" style:parent-style-name="Titre2" style:family="paragraph">
      <style:paragraph-properties fo:text-align="center" fo:background-color="#04043D"/>
      <style:text-properties style:font-name="Arial" style:font-name-complex="Arial" fo:font-weight="normal" style:font-weight-asian="normal" style:font-weight-complex="normal" fo:font-size="16pt" style:font-size-asian="16pt" style:font-size-complex="16pt"/>
    </style:style>
    <style:style style:name="P84" style:parent-style-name="Titre3" style:family="paragraph">
      <style:paragraph-properties fo:background-color="#FFFFFF"/>
      <style:text-properties style:font-name="inherit" style:font-name-complex="Segoe UI" fo:font-weight="normal" style:font-weight-asian="normal" style:font-weight-complex="normal" fo:font-size="12.5pt" style:font-size-asian="12.5pt" style:font-size-complex="11pt"/>
    </style:style>
    <style:style style:name="P85" style:parent-style-name="Normal" style:family="paragraph">
      <style:paragraph-properties fo:background-color="#FFFFFF"/>
      <style:text-properties style:font-name="Segoe UI" style:font-name-complex="Segoe UI" fo:font-size="12pt" style:font-size-asian="12pt" style:font-size-complex="12pt"/>
    </style:style>
    <style:style style:name="P86" style:parent-style-name="Titre3" style:family="paragraph">
      <style:paragraph-properties fo:background-color="#FFFFFF"/>
      <style:text-properties style:font-name="inherit" style:font-name-complex="Segoe UI" fo:font-weight="normal" style:font-weight-asian="normal" style:font-weight-complex="normal" fo:font-size="12.5pt" style:font-size-asian="12.5pt" style:font-size-complex="11pt"/>
    </style:style>
    <style:style style:name="P87" style:parent-style-name="Normal" style:family="paragraph">
      <style:paragraph-properties fo:background-color="#FFFFFF"/>
      <style:text-properties style:font-name="Segoe UI" style:font-name-complex="Segoe UI" fo:font-size="12pt" style:font-size-asian="12pt" style:font-size-complex="12pt"/>
    </style:style>
    <style:style style:name="P88" style:parent-style-name="Titre2" style:family="paragraph">
      <style:paragraph-properties fo:text-align="center" fo:background-color="#04043D"/>
      <style:text-properties style:font-name="Arial" style:font-name-complex="Arial" fo:font-weight="normal" style:font-weight-asian="normal" style:font-weight-complex="normal" fo:font-size="16pt" style:font-size-asian="16pt" style:font-size-complex="16pt"/>
    </style:style>
    <style:style style:name="P89" style:parent-style-name="Normal" style:family="paragraph">
      <style:paragraph-properties fo:background-color="#FFFFFF"/>
      <style:text-properties style:font-name="Segoe UI" style:font-name-complex="Segoe UI" fo:font-size="12pt" style:font-size-asian="12pt" style:font-size-complex="12pt"/>
    </style:style>
    <style:style style:name="P90" style:parent-style-name="Titre2" style:family="paragraph">
      <style:paragraph-properties fo:text-align="center" fo:background-color="#04043D"/>
      <style:text-properties style:font-name="Arial" style:font-name-complex="Arial" fo:font-weight="normal" style:font-weight-asian="normal" style:font-weight-complex="normal" fo:font-size="16pt" style:font-size-asian="16pt" style:font-size-complex="16pt"/>
    </style:style>
    <style:style style:name="P91" style:parent-style-name="Normal" style:family="paragraph">
      <style:paragraph-properties fo:background-color="#FFFFFF"/>
      <style:text-properties style:font-name="Segoe UI" style:font-name-complex="Segoe UI" fo:font-size="12pt" style:font-size-asian="12pt" style:font-size-complex="12pt"/>
    </style:style>
    <style:style style:name="P92" style:parent-style-name="Titre2" style:family="paragraph">
      <style:paragraph-properties fo:text-align="center" fo:background-color="#04043D"/>
      <style:text-properties style:font-name="Arial" style:font-name-complex="Arial" fo:font-weight="normal" style:font-weight-asian="normal" style:font-weight-complex="normal" fo:font-size="16pt" style:font-size-asian="16pt" style:font-size-complex="16pt"/>
    </style:style>
    <style:style style:name="P93" style:parent-style-name="Normal" style:family="paragraph">
      <style:paragraph-properties fo:background-color="#FFFFFF"/>
      <style:text-properties style:font-name="Segoe UI" style:font-name-complex="Segoe UI" fo:font-size="12pt" style:font-size-asian="12pt" style:font-size-complex="12pt"/>
    </style:style>
    <style:style style:name="P94" style:parent-style-name="Titre2" style:family="paragraph">
      <style:paragraph-properties fo:text-align="center" fo:background-color="#04043D"/>
      <style:text-properties style:font-name="Arial" style:font-name-complex="Arial" fo:font-weight="normal" style:font-weight-asian="normal" style:font-weight-complex="normal" fo:font-size="16pt" style:font-size-asian="16pt" style:font-size-complex="16pt"/>
    </style:style>
    <style:style style:name="P95" style:parent-style-name="Normal" style:family="paragraph">
      <style:paragraph-properties fo:background-color="#FFFFFF"/>
    </style:style>
    <style:style style:name="T96" style:parent-style-name="Policepardéfaut" style:family="text">
      <style:text-properties style:font-name="Segoe UI" style:font-name-complex="Segoe UI" fo:font-size="12pt" style:font-size-asian="12pt" style:font-size-complex="12pt"/>
    </style:style>
    <style:style style:name="T97" style:parent-style-name="Lienhypertexte" style:family="text">
      <style:text-properties style:font-name="Segoe UI" style:font-name-complex="Segoe UI" style:use-window-font-color="true" fo:font-size="12pt" style:font-size-asian="12pt" style:font-size-complex="12pt"/>
    </style:style>
    <style:style style:name="T98" style:parent-style-name="Policepardéfaut" style:family="text">
      <style:text-properties style:font-name="Segoe UI" style:font-name-complex="Segoe UI" fo:font-size="12pt" style:font-size-asian="12pt" style:font-size-complex="12pt"/>
    </style:style>
    <style:style style:name="T99" style:parent-style-name="Policepardéfaut" style:family="text">
      <style:text-properties style:font-name="Segoe UI" style:font-name-complex="Segoe UI" fo:font-size="12pt" style:font-size-asian="12pt" style:font-size-complex="12pt"/>
    </style:style>
    <style:style style:name="T100" style:parent-style-name="Policepardéfaut" style:family="text">
      <style:text-properties style:font-name="Segoe UI" style:font-name-complex="Segoe UI" fo:font-size="12pt" style:font-size-asian="12pt" style:font-size-complex="12pt"/>
    </style:style>
  </office:automatic-styles>
  <office:body>
    <office:text text:use-soft-page-breaks="true">
      <text:list text:style-name="LFO3" text:continue-numbering="true">
        <text:list-item>
          <text:p text:style-name="P1"><text:a xlink:href="http://localhost/mairie/index.php?page=mentions#introduction" office:target-frame-name="_top" xlink:show="replace"><text:span text:style-name="T2">Introduction</text:span></text:a></text:p>
        </text:list-item>
        <text:list-item>
          <text:p text:style-name="P3"><text:a xlink:href="http://localhost/mairie/index.php?page=mentions#confidentialite" office:target-frame-name="_top" xlink:show="replace"><text:span text:style-name="T4">Confidentialité</text:span></text:a></text:p>
        </text:list-item>
        <text:list-item>
          <text:p text:style-name="P5"><text:a xlink:href="http://localhost/mairie/index.php?page=mentions#propriete-intellectuelle" office:target-frame-name="_top" xlink:show="replace"><text:span text:style-name="T6">Propriété intellectuelle</text:span></text:a></text:p>
        </text:list-item>
        <text:list-item>
          <text:p text:style-name="P7"><text:a xlink:href="http://localhost/mairie/index.php?page=mentions#responsabilite" office:target-frame-name="_top" xlink:show="replace"><text:span text:style-name="T8">Responsabilité</text:span></text:a></text:p>
        </text:list-item>
        <text:list-item>
          <text:p text:style-name="P9"><text:a xlink:href="http://localhost/mairie/index.php?page=mentions#loi-applicable-et-attribution-de-juridiction" office:target-frame-name="_top" xlink:show="replace"><text:span text:style-name="T10">Loi applicable et attribution de juridiction</text:span></text:a></text:p>
        </text:list-item>
        <text:list-item>
          <text:p text:style-name="P11"><text:a xlink:href="http://localhost/mairie/index.php?page=mentions#l-equipe-de-brunembert-fr" office:target-frame-name="_top" xlink:show="replace"><text:span text:style-name="T12">L'équipe de brunembert.fr</text:span></text:a></text:p>
        </text:list-item>
        <text:list-item>
          <text:p text:style-name="P13"><text:a xlink:href="http://localhost/mairie/index.php?page=mentions#l-equipe-de-brunembert-fr" office:target-frame-name="_top" xlink:show="replace"><text:span text:style-name="T14">Crédits</text:span></text:a></text:p>
        </text:list-item>
        <text:list-item>
          <text:p text:style-name="P15"><text:a xlink:href="http://localhost/mairie/docs/mentions.pdf" office:target-frame-name="_top" xlink:show="replace"><text:span text:style-name="T16">Vous</text:span></text:a><text:span text:style-name="T17"><text:s/>avez téléchargé les mentions légales de Brunembert.fr</text:span></text:p>
        </text:list-item>
      </text:list>
      <text:h text:style-name="P18" text:outline-level="1">Mentions légales Brunembert.fr</text:h>
      <text:p text:style-name="P19"><text:span text:style-name="T20">Conformément aux dispositions de </text:span><text:a xlink:href="https://www.legifrance.gouv.fr/affichTexte.do?cidTexte=JORFTEXT000000801164" office:target-frame-name="_blanck" xlink:show="replace"><text:span text:style-name="T21">l'article Loi n° 2004-575 du 21 juin 2004 pour la confiance dans l'économie numérique (1). NOR: ECOX0200175L Version consolidée au 04 avril 2020</text:span></text:a><text:span text:style-name="T22"> source: Legifrance. Nous vous informons que le site www.brunembert.fr (ci-après désigné le « site ») est édité par OVH et développé par Justine Lemaire et ne fait pas l’objet de rémunération.</text:span></text:p>
      <text:h text:style-name="P23" text:outline-level="2">Introduction</text:h>
      <text:p text:style-name="P24">Les présentes Mentions Légales vous informent sur les services du site, sur la relation entre les utilisateurs du site et le Village de brunembert, sur les droits et responsabilités qui y sont applicables, de la simple consultation à l’utilisation de services spécifiques.</text:p>
      <text:h text:style-name="P25" text:outline-level="3">Un site consultatif</text:h>
      <text:p text:style-name="P26">Le site est essentiellement destiné à la diffusion de l’information municipale, portant sur la municipalité de brunembert, les communes alentours, son département-sa région et ses services. Sur l’ensemble du site, hors page spécifique, le Village de brunembert est seul à éditer du contenu. Les présentes Mentions Légales sont applicables du seul fait de la consultation du site en tout ou partie.</text:p>
      <text:p text:style-name="P27"><text:line-break/><text:line-break/></text:p>
      <text:h text:style-name="P28" text:outline-level="2">Confidentialité</text:h>
      <text:h text:style-name="P29" text:outline-level="3">Données à caractère personnel</text:h>
      <text:h text:style-name="P30" text:outline-level="4">Collecte de données</text:h>
      <text:p text:style-name="P31">Les informations recueillies proviennent :</text:p>
      <text:list text:style-name="LFO4" text:continue-numbering="true">
        <text:list-item>
          <text:p text:style-name="P32">Soit de la complétion d’un formulaire, et seront employées aux fins de l’opération à laquelle ce formulaire est dédiée, dont les modalités sont précisées sur la page de publication du formulaire.</text:p>
        </text:list-item>
        <text:list-item>
          <text:p text:style-name="P33">Soit de la participation à un sondage en ligne, publiée avec l'accord du correspondant Informatique et Libertés. Les données recueillies à cette occasion ne seront employées qu'aux fins de l’enquête, et ne seront jamais traitées nominativement. Ces données seront détruites au terme de l'enquête.</text:p>
        </text:list-item>
        <text:list-item>
          <text:p text:style-name="P34">Soit de la contribution volontaire qui précède l'hébergement du site internet de Brunembert et/ou succède celui-ci.</text:p>
        </text:list-item>
      </text:list>
      <text:h text:style-name="P35" text:outline-level="4">Droit d'accès, de modification et de suppression</text:h>
      <text:p text:style-name="P36">le Village de brunembert informe les usagers des droits qu’ils possèdent un droit d’accès, de rectification, et d’effacement, par le règlement UE/2016 du 27 avril 2016 relatif à la protection des données à caractère personnel et la loi n° 78-17 du 6 janvier 1978 relative à l’informatique, aux fichiers et aux libertés, modifiée.</text:p>
      <text:p text:style-name="P37"><text:span text:style-name="T38">Vous pouvez exercer ce droit en écrivant au secrétariat </text:span><text:a xlink:href="mailto:mairie.brunembert@wanadoo.fr%20%3Cmairie.brunembert@wanadoo.fr%3E;" office:target-frame-name="_top" xlink:show="replace"><text:span text:style-name="T39">de la mairie de Brunembert</text:span></text:a></text:p>
      <text:p text:style-name="P40">Mairie de Brunembert<text:line-break/>site internet<text:line-break/>12, Place Servois<text:line-break/>62240 BRUNEMBERT</text:p>
      <text:p text:style-name="P41">Si vous estimez que vos droits ne sont pas respectés,<text:line-break/>vous pouvez faire une réclamation auprès de l’autorité de contrôle de la protection des données personnelles :<text:line-break/>Commission Nationale de l’Informatique et des Libertés (CNIL)<text:line-break/>3 Place de Fontenoy<text:line-break/>TSA 80715<text:line-break/>75334 PARIS CEDEX 07</text:p>
      <text:h text:style-name="P42" text:outline-level="2">Propriété intellectuelle</text:h>
      <text:p text:style-name="P43">À l’exception des contenus provenant des contributeurs du site internet, les Contenus présents sur le site sont la propriété du Village de brunembert en vertu de l'article L.122-4 du Code de la Propriété Intellectuelle.<text:line-break/></text:p>
      <text:h text:style-name="P44" text:outline-level="3">N'a pas fait l'objet d'un développement web, mais d'une intégration web</text:h>
      <text:p text:style-name="P45"><text:span text:style-name="T46"><text:line-break/>Je cite :</text:span><text:span text:style-name="T47"><text:line-break/>le widget météo qui provient de : </text:span><text:a xlink:href="http://www.meteofrance.com/previsions-meteo-france/brunembert/62240" office:target-frame-name="_blanck" xlink:show="replace"><text:span text:style-name="T48">Meteo France</text:span></text:a></text:p>
      <text:p text:style-name="P49"><text:span text:style-name="T50"><text:line-break/>Le widget "chat" provient de : </text:span><text:a xlink:href="https://www.smartsupp.com/fr/" office:target-frame-name="_blanck" xlink:show="replace"><text:span text:style-name="T51">Smartsupp</text:span></text:a><text:span text:style-name="T52">.</text:span><text:span text:style-name="T53"><text:line-break/></text:span><text:span text:style-name="T54"><text:line-break/>Ces Contenus étant protégés par le droit d’auteur, toute reproduction est en principe conditionnée aux mentions légales de ces développeurs soit : widget méteo: </text:span><text:a xlink:href="http://www.meteofrance.com/droits-de-reproduction" office:target-frame-name="_blanck" xlink:show="replace"><text:span text:style-name="T55">Licence d'utilisation</text:span></text:a><text:span text:style-name="T56"><text:line-break/>smartsupp: </text:span><text:a xlink:href="https://www.smartsupp.com/help/privacy/" office:target-frame-name="_blanck" xlink:show="replace"><text:span text:style-name="T57">Intégration conforme à la RGPD</text:span></text:a><text:span text:style-name="T58"> Les données sont récoltées en Allemagne et République Tchèque, ce qui signifie que </text:span><text:a xlink:href="https://www.cnil.fr/fr/la-loi-informatique-et-libertes#article4" office:target-frame-name="_blanck" xlink:show="replace"><text:span text:style-name="T59">l'article 4 de la loi informatique et libertés de la CNIL</text:span></text:a><text:span text:style-name="T60"> s'applique. La mairie de Brunembert se doit selon l'article 9 de la RGPD de ne pas collecter via ce chat de données sensibles telles que : "Such data include sensitive information about race, religion, medical information or payment information as credit card numbers." " Données sensibles liées à l'éthnie, la religion, des informations personnelles ou de paiement comme les cartes de crédit." </text:span><text:a xlink:href="http://localhost/mairie/docs/smartsupp-collecte_des_donnes.pdf" office:target-frame-name="_top" xlink:show="replace"><text:span text:style-name="T61">Télécharger la procédure de collecte des données - smartsupp.</text:span></text:a><text:span text:style-name="T62"> Le site de </text:span><text:a xlink:href="http://localhost/mairie/index.php?page=mentions" office:target-frame-name="_top" xlink:show="replace"><text:span text:style-name="T63">Brunembert</text:span></text:a><text:span text:style-name="T64"> souhaite avec ce chat vous apporter un accompagnement parralèle au secrétariat en vous donnant l'accès à une conversation en direct avec les membres de </text:span><text:a xlink:href="http://localhost/mairie/index.php?page=equipe" office:target-frame-name="_blanck" xlink:show="replace"><text:span text:style-name="T65">la Mairie de Brunembert</text:span></text:a><text:span text:style-name="T66">. Vos données sont traitées dans un délai court mais doivent faire l'objet d'un historique pour une durée maximale de 3 ans selon </text:span><text:a xlink:href="https://www.cnil.fr/fr/gerer-la-duree-de-conservation-des-donnees" office:target-frame-name="_blanck" xlink:show="replace"><text:span text:style-name="T67">la CNIL</text:span></text:a><text:span text:style-name="T68"> afin de pouvoir vous apporter au mieux une réponse adaptée.</text:span></text:p>
      <text:list text:style-name="LFO5" text:continue-numbering="true">
        <text:list-item>
          <text:p text:style-name="P69">Les contenus mis à disposition du public sur le site brunembert.fr peuvent être reproduits de manière occasionnelle à condition de citer la source à la suite du contenu reproduit, et ce de la manière suivante :</text:p>
        </text:list-item>
      </text:list>
      <text:p text:style-name="P70">Mentionner le site web duquel proviennent les Contenus<text:line-break/>(exemple : « Contenu publié sur le site www.brunembert.fr et / ou brunembert.fr »). Cette mention pointera directement sur la page correspondante grâce à un lien hypertexte.</text:p>
      <text:p text:style-name="P71">En outre,</text:p>
      <text:h text:style-name="P72" text:outline-level="3">l'article L.122-5 du Code de la Propriété intellectuelle</text:h>
      <text:p text:style-name="P73">pose le principe selon lequel, « lorsque l'œuvre a été divulguée, l'auteur ne peut interdire la diffusion, même intégrale, par la voie de presse ou de télédiffusion, à titre d'information d'actualité, des discours destinés au public prononcés dans les assemblées politiques, (…), ainsi que dans les réunions publiques d'ordre politique et les cérémonies officielles ».</text:p>
      <text:p text:style-name="P74">Ainsi, les discours des élus s'apparentent à une exception au droit d'auteur. La reprise de ces discours de façon partielle ou intégrale est ainsi autorisée, sous réserve bien entendu de la mention du nom de l'auteur et de la source. La mention "site Internet du Village de brunembert" devra donc être indiquée.</text:p>
      <text:p text:style-name="P75">Les sites rattachés au site brunembert.fr sont susceptibles de comporter des conditions particulières qu’il convient de respecter le cas échéant (mention de la source).</text:p>
      <text:p text:style-name="P76">En toute hypothèse, la technique de lien profond (deep linking) est proscrite : les pages du site brunembert.fr et des sites qui y sont rattachés ne doivent pas être imbriquées à l'intérieur des pages d'un autre site.</text:p>
      <text:p text:style-name="P77">Les photos et vidéos présentes sur le site brunembert.fr proviennent de sources différentes. Les clichés des photographes du Village peuvent être reproduits, à la condition toutefois d'en indiquer l'auteur et la source.</text:p>
      <text:p text:style-name="P78">Pour les autres, seuls les détenteurs des droits indiqués dans la mention "Crédits" peuvent en autoriser la reproduction.</text:p>
      <text:p text:style-name="P79">Sauf mentions spécifiques publiées sur chaque sous-domaine, les présentes mentions légales et Mentions Légales s’appliquent au site brunembert.fr et à l’ensemble des sous-domaines le composant.</text:p>
      <text:h text:style-name="P80" text:outline-level="4">Les vidéos</text:h>
      <text:h text:style-name="P81" text:outline-level="3">Les vidéos et reportages</text:h>
      <text:p text:style-name="P82">proviennent et/ou peuvent provenir de sources différentes, dont du Département Pas-de-Calais, de l'INA Institut National de l'Audiovisuel, de radios nationales et de presses nationales. Elles permettent en partie aux utilisateurs du site hors villageois de Brunembert de se constituer une culture de l'univers du Village et/ou de la France.</text:p>
      <text:h text:style-name="P83" text:outline-level="2">Responsabilité</text:h>
      <text:h text:style-name="P84" text:outline-level="3">Connexion et services de la partie consultative du site</text:h>
      <text:p text:style-name="P85">le Village de brunembert ne peut être tenu responsable de tout dommage issu d'une interruption, d'un dysfonctionnement quel qu'il soit, d'une suspension ou de la cessation du site, et ce pour quelque raison que ce soit ou encore de tout dommage matériel ou immatériel qui résulterait d'une quelconque façon de la connexion au site. La connexion de l'utilisateur au site se fait sous son entière responsabilité.</text:p>
      <text:h text:style-name="P86" text:outline-level="3">L'édition du site</text:h>
      <text:p text:style-name="P87">OVH est éditeur et hébergeur du site. L'ensemble des photos, logos, images est produit pour Brunembert qui en est propriétaire. Les vidéos sont le fruit d'une recherche sur wwww.youtube.com soit libres d'accès puis téléchargées dans les conditions légales de téléchargement via Airy.</text:p>
      <text:h text:style-name="P88" text:outline-level="2">Modification des conditions générales d'utilisation</text:h>
      <text:p text:style-name="P89">le Village de brunembert peut modifier et mettre à jour les présentes Conditions Générales d'Utilisation à tout moment et sans préavis afin notamment de les adapter aux évolutions du site.</text:p>
      <text:h text:style-name="P90" text:outline-level="2">Loi applicable et attribution de juridiction</text:h>
      <text:p text:style-name="P91">Les présentes mentions légales sont régies par la loi française et l'utilisateur, par sa présence, donne irrévocablement compétence exclusive aux juridictions françaises. Les tribunaux du ressort de la cour d'appel en relation avec le site de brunembert.fr sont seuls compétents pour connaître de tout litige relatif à la validité, l'interprétation ou l'exécution des présentes mentions légales même en cas de pluralité de défendeurs ou d'appels en garantie.</text:p>
      <text:h text:style-name="P92" text:outline-level="2">L'équipe de brunembert.fr</text:h>
      <text:p text:style-name="P93">La maintenance technique et les contenus du site brunembert.fr sont gérés par la Mairie de Brunembert.</text:p>
      <text:h text:style-name="P94" text:outline-level="2">Crédits</text:h>
      <text:p text:style-name="P95"><text:span text:style-name="T96">Le développement du site internet du Village de Brunembert a été créé par Justine Lemaire, chargée de mission numérique #centressocialespacecarnot </text:span><text:a xlink:href="https://espacecarnot.centres-sociaux.fr/" office:target-frame-name="_blanck" xlink:show="replace"><text:span text:style-name="T97">Centre Social Espace Carnot</text:span></text:a><text:span text:style-name="T98"> LE PORTEL 62480 #centressociauxconnectesduboulonnais.</text:span><text:span text:style-name="T99"><text:line-break/>Léa Tintillier a contribué à la photographie de quelques photos publiées.</text:span><text:span text:style-name="T100"><text:line-break/>La Mairie de Brunembert reste propriétaire du site internet de son Village et de ses contenu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mic Sans MS" svg:font-family="Comic Sans MS" style:font-family-generic="script" style:font-pitch="variable" svg:panose-1="3 15 7 2 3 3 2 2 2 4"/>
    <style:font-face style:name="Arial" svg:font-family="Arial" style:font-family-generic="swiss" style:font-pitch="variable" svg:panose-1="2 11 6 4 2 2 2 2 2 4"/>
    <style:font-face style:name="inherit" svg:font-family="inherit"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fr" style:country-asian="FR" fo:hyphenate="false"/>
    </style: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fr" style:country-asian="FR" fo:hyphenate="false"/>
    </style: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fr" style:country-asian="FR" fo:hyphenate="false"/>
    </style:style>
    <style:style style:name="Titre4" style:display-name="Titre 4" style:family="paragraph" style:parent-style-name="Normal" style:default-outline-level="4">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Titre4Car" style:display-name="Titre 4 Car" style:family="text" style:parent-style-name="Policepardéfau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style:style style:name="toc-item" style:display-name="toc-item"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stine Lemaire</meta:initial-creator>
    <dc:creator>Justine Lemaire</dc:creator>
    <meta:creation-date>2020-04-04T10:22:00Z</meta:creation-date>
    <dc:date>2020-04-04T14:13:00Z</dc:date>
    <meta:print-date>2020-04-04T14:12:00Z</meta:print-date>
    <meta:template xlink:href="Normal" xlink:type="simple"/>
    <meta:editing-cycles>3</meta:editing-cycles>
    <meta:editing-duration>PT660S</meta:editing-duration>
    <meta:document-statistic meta:page-count="1" meta:paragraph-count="21" meta:word-count="1649" meta:character-count="10700" meta:row-count="75" meta:non-whitespace-character-count="9072"/>
  </office:meta>
</office:document-meta>
</file>